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0.23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3.307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3.307cm"/>
        </style:tab-stops>
      </style:paragraph-properties>
      <style:text-properties fo:font-size="11pt" officeooo:paragraph-rsid="00306fa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officeooo:rsid="00467af5" style:font-size-asian="11pt" style:font-style-asian="normal" style:font-size-complex="11pt" style:font-style-complex="normal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</style:style>
    <style:style style:name="P12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4" style:family="paragraph" style:parent-style-name="Standard">
      <style:text-properties fo:font-size="3pt" fo:font-style="italic" officeooo:rsid="00467af5" style:font-size-asian="3pt" style:font-style-asian="italic" style:font-size-complex="3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officeooo:rsid="004e22f6" officeooo:paragraph-rsid="004e22f6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4f7232" style:font-size-asian="9pt" style:font-style-asian="italic" style:font-size-complex="9pt" style:font-style-complex="italic"/>
    </style:style>
    <style:style style:name="T1" style:family="text">
      <style:text-properties fo:font-weight="bold" officeooo:rsid="002701e7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2701e7"/>
    </style:style>
    <style:style style:name="T4" style:family="text">
      <style:text-properties officeooo:rsid="00293d43"/>
    </style:style>
    <style:style style:name="T5" style:family="text">
      <style:text-properties officeooo:rsid="002b4038"/>
    </style:style>
    <style:style style:name="T6" style:family="text">
      <style:text-properties officeooo:rsid="002026d7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9pt" fo:font-style="italic" officeooo:rsid="004b9a75" style:font-size-asian="9pt" style:font-style-asian="italic" style:font-size-complex="9pt" style:font-style-complex="italic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officeooo:rsid="002d1082" style:font-size-asian="10pt" style:font-size-complex="10pt"/>
    </style:style>
    <style:style style:name="T12" style:family="text">
      <style:text-properties fo:font-size="10pt" officeooo:rsid="0041268d" style:font-size-asian="10pt" style:font-size-complex="10pt"/>
    </style:style>
    <style:style style:name="T13" style:family="text">
      <style:text-properties fo:font-size="10pt" officeooo:rsid="0044d0e5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inica Dentale San Pio X s.r.l.</text:p>
      <text:p text:style-name="P1">Via Montegrappa 2/A</text:p>
      <text:p text:style-name="P1">31039 Riese Pio X ( TV )</text:p>
      <text:p text:style-name="P1">P.I. 03725240281</text:p>
      <text:p text:style-name="P1"/>
      <text:p text:style-name="P3">Consenso informato <text:span text:style-name="T3">anestesia</text:span></text:p>
      <text:p text:style-name="P4">Informazione per il consenso al trattamento : <text:span text:style-name="T1">anestesia</text:span></text:p>
      <text:p text:style-name="Standard"/>
      <text:p text:style-name="P7"><text:span text:style-name="T6">Cognome e nome:<text:tab/></text:span><text:span text:style-name="T5">$$cognomenome$$</text:span></text:p>
      <text:p text:style-name="P7"/>
      <text:p text:style-name="P7">C.F:<text:tab/><text:span text:style-name="T5">$$codicefiscale$$</text:span></text:p>
      <text:p text:style-name="P7"/>
      <text:p text:style-name="P7">Indirizzo:<text:tab/><text:span text:style-name="T5">$$indirizzo$$</text:span></text:p>
      <text:p text:style-name="P6"/>
      <text:p text:style-name="P3">Nel presente modulo verranno specificati rischi,benefici ed alternative del trattamento anestetico che viene effettuato in questa struttura . La preghiamo di leggere attentamente . Può richiedere copia di queste pagine in segreteria.</text:p>
      <text:p text:style-name="P3"/>
      <text:p text:style-name="P3">ANESTESIA : DESCRIZIONE DELL'INTERVENTO</text:p>
      <text:p text:style-name="P3"/>
      <text:p text:style-name="P3">Nella terapia odontoiatrica è molto spesso necessario praticare l'anestesia; si tratta di anestesia locale che si effettua con una iniezione vicina al dente o dalla parte da curare oppure direttamente sul tronco nervoso principale nell'arcata inferiore, nel qual caso si parla di anestesia tronculare.</text:p>
      <text:p text:style-name="P3"/>
      <text:p text:style-name="P3">RISCHI GENERICI</text:p>
      <text:p text:style-name="P5">L'anestetico locale è naturalmente un FARMACO e come tale può presentare effetti indesiderati. Vi sono rischi di INTERAZIONE con altri farmaci perciò e' assai importante conoscere se il paziente ne stà assumendo e quali. La presenza nell'anestetico di un VASOCOSTRITTORE, quando previsto, è controindicata in molte patologie quali NEFROPATIE, IPERTENSIONE ARTERIOSA, MALATTIE ISCHEMICHE, IPERTIROIDISMO, DIABETE, GLAUCOMA e nel corso di GRAVIDANZA accertata od anche solo presunta.</text:p>
      <text:p text:style-name="P3">Sono possibili effetti collaterali più spesso di natura nervosa quali ECCITAZIONE, TREMORI, DISORIENTAMENTO E VERTIGINI, SUDORAZIONE, ARITMIE, NAUSEA E VOMITO. NEI SOGGETTI PREDISPOSTI ED IPERSENSIBILI SONO POSSIBILI FENOMENI ALLERGICI per lo pi<text:span text:style-name="T4">ù</text:span> locali che si manifestano con ORTICARIA e PRURITI CUTANEI, ma si possono avere anche fenomeni generali caratterizzati da BRONCOSPASMO ed EDEMA LARINGEO fino al quadro di collasso cardiocircolatorio da shock anafilattico.</text:p>
      <text:p text:style-name="P3"/>
      <text:p text:style-name="P3">FARMACI USATI</text:p>
      <text:p text:style-name="P3">Si tratta sempre e comunque di farmaci prodotti da industrie farmaceutiche di primaria importanza, diffusi ed utilizzati in tutto il mondo da molti anni.</text:p>
      <text:p text:style-name="P3"/>
      <text:p text:style-name="P3">ALTERNATIVE</text:p>
      <text:p text:style-name="P3">E' difficile proporre delle alternative all'uso dell'anestesia locale se non nei casi nei quali è possibile effettuare la terapia senza il bisogno dell'anestesia (detartresi, piccole cure o poco più).</text:p>
      <text:p text:style-name="P10"/>
      <text:p text:style-name="P9">Riese Pio X, lì $$data$$</text:p>
      <text:p text:style-name="P8"/>
      <text:p text:style-name="P13">Clinica dentale San Pio X</text:p>
      <text:p text:style-name="P13">Direttore sanitario dott. Giovanni Toniolo</text:p>
      <text:p text:style-name="P12"/>
      <text:p text:style-name="P12"/>
      <text:p text:style-name="P12"/>
      <text:p text:style-name="P11"><text:span text:style-name="T7"><text:tab/></text:span><text:span text:style-name="T10">Firma paziente</text:span><text:span text:style-name="T7"> (</text:span><text:span text:style-name="T2">o di chi ne fa le veci: madre, padre, tutore)</text:span></text:p>
      <text:p text:style-name="P16"><text:span text:style-name="T11">$$dottore$$<text:tab/></text:span><text:span text:style-name="T12">$$</text:span><text:span text:style-name="T13">delegato</text:span><text:span text:style-name="T12">$$</text:span></text:p>
      <text:p text:style-name="P14">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editing-duration>PT3H31M16S</meta:editing-duration>
    <meta:editing-cycles>40</meta:editing-cycles>
    <meta:generator>LibreOffice/7.2.4.1$Windows_X86_64 LibreOffice_project/27d75539669ac387bb498e35313b970b7fe9c4f9</meta:generator>
    <dc:date>2022-01-05T16:54:17.625000000</dc:date>
    <meta:document-statistic meta:table-count="0" meta:image-count="0" meta:object-count="0" meta:page-count="1" meta:paragraph-count="25" meta:word-count="334" meta:character-count="2343" meta:non-whitespace-character-count="2033"/>
  </office:meta>
</office:document-meta>
</file>